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" svg:font-family="aria"/>
    <style:font-face style:name="LMMathSymbols10-Regular" svg:font-family="LMMathSymbols10-Regular" style:font-family-generic="swiss"/>
    <style:font-face style:name="LMRoman10-Regular1" svg:font-family="LMRoman10-Regular" style:font-family-generic="swiss"/>
    <style:font-face style:name="arial" svg:font-family="arial" style:font-family-generic="swiss"/>
    <style:font-face style:name="LMMathItalic10-Regular" svg:font-family="LMMathItalic10-Regular" style:font-family-generic="roman" style:font-pitch="variable"/>
    <style:font-face style:name="LMMathSymbols10-Regular1" svg:font-family="LMMathSymbols10-Regular" style:font-family-generic="roman" style:font-pitch="variable"/>
    <style:font-face style:name="LMMono10-Regular" svg:font-family="LMMono10-Regular" style:font-family-generic="roman" style:font-pitch="variable"/>
    <style:font-face style:name="LMRoman10-Regular" svg:font-family="LMRoman10-Regular" style:font-family-generic="roman" style:font-pitch="variable"/>
    <style:font-face style:name="LMRoman7-Regular" svg:font-family="LMRoman7-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a11c" officeooo:paragraph-rsid="001aa11c" style:font-weight-asian="bold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 fo:font-weight="normal" officeooo:rsid="001aa11c" officeooo:paragraph-rsid="001aa11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text-properties style:font-name="arial" fo:font-size="12pt" officeooo:paragraph-rsid="001aa11c" style:font-size-asian="12pt" style:font-size-complex="12pt"/>
    </style:style>
    <style:style style:name="P8" style:family="paragraph" style:parent-style-name="Standard">
      <style:text-properties officeooo:paragraph-rsid="001aa11c"/>
    </style:style>
    <style:style style:name="P9" style:family="paragraph" style:parent-style-name="Standard">
      <style:text-properties officeooo:rsid="001aa11c" officeooo:paragraph-rsid="001aa11c"/>
    </style:style>
    <style:style style:name="P10" style:family="paragraph" style:parent-style-name="Standard">
      <style:text-properties fo:font-style="italic" officeooo:rsid="001aa11c" officeooo:paragraph-rsid="001aa11c" style:font-style-asian="italic" style:font-style-complex="italic"/>
    </style:style>
    <style:style style:name="P11" style:family="paragraph" style:parent-style-name="Standard">
      <style:text-properties officeooo:paragraph-rsid="001c8751"/>
    </style:style>
    <style:style style:name="P12" style:family="paragraph" style:parent-style-name="Standard">
      <style:text-properties officeooo:rsid="001f3b02" officeooo:paragraph-rsid="001f3b02"/>
    </style:style>
    <style:style style:name="P13" style:family="paragraph" style:parent-style-name="Standard">
      <style:text-properties officeooo:paragraph-rsid="001f3b02"/>
    </style:style>
    <style:style style:name="T1" style:family="text">
      <style:text-properties officeooo:rsid="001aa11c"/>
    </style:style>
    <style:style style:name="T2" style:family="text">
      <style:text-properties style:font-name="arial" fo:font-weight="normal" officeooo:rsid="001aa11c" style:font-weight-asian="normal" style:font-weight-complex="normal"/>
    </style:style>
    <style:style style:name="T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aa11c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1c8751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1e5ae3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1f3b02" style:font-size-asian="12pt" style:font-weight-asian="normal" style:font-size-complex="12pt" style:font-weight-complex="normal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fo:font-weight="bold" officeooo:rsid="001c8751" style:font-size-asian="12pt" style:font-weight-asian="bold" style:font-size-complex="12pt" style:font-weight-complex="bold"/>
    </style:style>
    <style:style style:name="T10" style:family="text">
      <style:text-properties style:font-name="arial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11" style:family="text">
      <style:text-properties style:font-name="arial" fo:font-size="12pt" fo:font-style="normal" fo:font-weight="normal" officeooo:rsid="001f3b02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20d31a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weight="normal" officeooo:rsid="001aa11c" style:font-weight-asian="normal" style:font-weight-complex="normal"/>
    </style:style>
    <style:style style:name="T14" style:family="text">
      <style:text-properties style:font-name="LMRoman10-Regular1" fo:font-size="10pt" fo:font-weight="normal" style:font-size-asian="10pt" style:font-weight-asian="normal" style:font-size-complex="12pt" style:font-weight-complex="normal"/>
    </style:style>
    <style:style style:name="T15" style:family="text">
      <style:text-properties style:font-name="LMRoman10-Regular" fo:font-size="10pt" style:font-size-asian="10pt"/>
    </style:style>
    <style:style style:name="T16" style:family="text">
      <style:text-properties style:font-name="LMRoman10-Regular" fo:font-size="10pt" fo:font-weight="normal" style:font-size-asian="10pt" style:font-weight-asian="normal" style:font-size-complex="12pt" style:font-weight-complex="normal"/>
    </style:style>
    <style:style style:name="T17" style:family="text">
      <style:text-properties style:font-name="LMRoman10-Regular" fo:font-size="10pt" fo:font-style="normal" fo:font-weight="normal" officeooo:rsid="001f3b02" style:font-size-asian="10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MRoman10-Regular" fo:font-size="10pt" fo:font-style="normal" officeooo:rsid="001f3b02" style:font-size-asian="10pt" style:font-style-asian="normal" style:font-style-complex="normal"/>
    </style:style>
    <style:style style:name="T19" style:family="text">
      <style:text-properties officeooo:rsid="001f3b02"/>
    </style:style>
    <style:style style:name="T20" style:family="text">
      <style:text-properties style:font-name="LMMathSymbols10-Regular1" fo:font-size="10pt" style:font-size-asian="10pt"/>
    </style:style>
    <style:style style:name="T21" style:family="text">
      <style:text-properties style:font-name="LMMathSymbols10-Regular1" fo:font-size="10pt" fo:font-style="normal" fo:font-weight="normal" officeooo:rsid="001f3b02" style:font-size-asian="10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MMathSymbols10-Regular1" fo:font-size="10pt" fo:font-style="normal" officeooo:rsid="001f3b02" style:font-size-asian="10pt" style:font-style-asian="normal" style:font-style-complex="normal"/>
    </style:style>
    <style:style style:name="T23" style:family="text">
      <style:text-properties style:font-name="LMMathItalic10-Regular" fo:font-size="10pt" fo:font-style="italic" style:font-size-asian="10pt" style:font-style-asian="italic"/>
    </style:style>
    <style:style style:name="T24" style:family="text">
      <style:text-properties style:font-name="LMMathItalic10-Regular" fo:font-size="10pt" fo:font-style="italic" officeooo:rsid="001f3b02" style:font-size-asian="10pt" style:font-style-asian="italic" style:font-style-complex="normal"/>
    </style:style>
    <style:style style:name="T25" style:family="text">
      <style:text-properties style:font-name="LMMathItalic10-Regular" fo:font-size="10pt" fo:font-style="italic" fo:font-weight="normal" officeooo:rsid="001f3b02" style:font-size-asian="10pt" style:font-style-asian="italic" style:font-weight-asian="normal" style:font-size-complex="12pt" style:font-style-complex="normal" style:font-weight-complex="normal"/>
    </style:style>
    <style:style style:name="T26" style:family="text">
      <style:text-properties style:font-name="LMRoman7-Regular" fo:font-size="7pt" style:font-size-asian="7pt"/>
    </style:style>
    <style:style style:name="T27" style:family="text">
      <style:text-properties style:font-name="LMRoman7-Regular" fo:font-size="7pt" fo:font-style="normal" officeooo:rsid="001f3b02" style:font-size-asian="7pt" style:font-style-asian="normal" style:font-style-complex="normal"/>
    </style:style>
    <style:style style:name="T28" style:family="text">
      <style:text-properties style:font-name="LMRoman7-Regular" fo:font-size="7pt" fo:font-style="normal" fo:font-weight="normal" officeooo:rsid="001f3b02" style:font-size-asian="7pt" style:font-style-asian="normal" style:font-weight-asian="normal" style:font-size-complex="12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uca Rosso Matr. 887 433</text:p>
      <text:p text:style-name="P3">Mattone Andrea Matr. 882 956</text:p>
      <text:p text:style-name="P2"/>
      <text:p text:style-name="P4">ALGORITMI E STRUTTURE DATI 2019-20 LABORATORIO</text:p>
      <text:p text:style-name="P4">Relazione Esercizio <text:span text:style-name="T1">3</text:span></text:p>
      <text:p text:style-name="P4"/>
      <text:p text:style-name="P5">- <text:s/>Si carichi il contenuto del file in un oggetto di tipo hash map; si misurino I tempi di caricamento;</text:p>
      <text:p text:style-name="P8"><text:span text:style-name="T2"><text:s text:c="2"/>---&gt; <text:s text:c="3"/>3.7 s</text:span></text:p>
      <text:p text:style-name="P8"><text:span text:style-name="T2"/></text:p>
      <text:p text:style-name="P8"><text:span text:style-name="T2">-</text:span><text:span text:style-name="T4"> <text:s/>Si carichi il contenuto del file in un array allocato staticamente (hashes.csv contiene 6321078 coppie di interi) ordinato per chiave (la decisione a</text:span></text:p>
      <text:p text:style-name="P6">proposito di quando e come effettuare l’ordinamento è lasciata allo studente</text:p>
      <text:p text:style-name="P6">e deve essere presa seguendo un criterio di economia dei tempi di esecuzione);</text:p>
      <text:p text:style-name="P7">si misurino i tempi di caricamento;</text:p>
      <text:p text:style-name="P8"><text:span text:style-name="T4"><text:s text:c="2"/>---&gt; <text:s text:c="3"/>&lt; 1.5 s (caricamento ed ordinamento)</text:span></text:p>
      <text:p text:style-name="P8"><text:span text:style-name="T4"/></text:p>
      <text:p text:style-name="P7"><text:span text:style-name="T13">- <text:s/>si misuri il tempo necessario per recuperare i valori associati alle chiavi</text:span></text:p>
      <text:p text:style-name="P7">contenute nell’array keys usando la Hash Map;</text:p>
      <text:p text:style-name="P8"><text:span text:style-name="T4"><text:s text:c="2"/>---&gt; <text:s text:c="3"/>1.5 s</text:span></text:p>
      <text:p text:style-name="P7"><text:span text:style-name="T13"/></text:p>
      <text:p text:style-name="P7"><text:span text:style-name="T13">- <text:s/>si misuri il tempo necessario a recuperare i valori associati alle chiavi</text:span></text:p>
      <text:p text:style-name="P7">contenute nell’array keys usando una ricerca binaria sull’array ordinato;</text:p>
      <text:p text:style-name="P8"><text:span text:style-name="T4"><text:s text:c="2"/>---&gt; <text:s text:c="3"/>4s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9"><text:span text:style-name="T3">Associazioni nella HashMap con il dataset: 3 997 252 </text:span></text:p>
      <text:p text:style-name="P9"><text:span text:style-name="T3"/></text:p>
      <text:p text:style-name="P10"><text:span text:style-name="T3">Chiavi reperite con successo nei due casi</text:span></text:p>
      <text:p text:style-name="P8"><text:span text:style-name="T4">Associazioni da keys usando la hashmap: 3 281 333</text:span></text:p>
      <text:p text:style-name="P9"><text:span text:style-name="T3">Associazioni da keys usando la ricerca dicotomica sull’array ordinato: 3 997 954</text:span></text:p>
      <text:p text:style-name="P11"><text:span text:style-name="T9">NB:</text:span><text:span text:style-name="T5"> Può essere più alto in quanto l</text:span><text:span text:style-name="T6">e eventuali collisioni che nella hasmap vengono contate come 1 associazioni qua vengono contate singolarmente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1"><text:span text:style-name="T8">Considerazioni</text:span></text:p>
      <text:p text:style-name="P11"><text:span text:style-name="T7"><text:line-break/>Il numero di chiavi reperite nei due casi è molto simile.</text:span></text:p>
      <text:p text:style-name="P12"><text:span text:style-name="T3">Questo risultato è spiegabile in quanto siccome l’ordine di grandezza del dataset e del numero di chiavi distinte estratte è </text:span><text:span text:style-name="T14">(1 </text:span><text:span text:style-name="T20">− </text:span><text:span text:style-name="T15">1</text:span><text:span text:style-name="T23">/e</text:span><text:span text:style-name="T15">) </text:span><text:span text:style-name="T20">· </text:span><text:span text:style-name="T15">10</text:span><text:span text:style-name="T26">7</text:span><text:span text:style-name="T3">, il numero di chiavi distinte che dovremmo ottenere facendo N tentativi è </text:span><text:span text:style-name="T14">(1 </text:span><text:span text:style-name="T20">− </text:span><text:span text:style-name="T15">1</text:span><text:span text:style-name="T23">/e</text:span><text:span text:style-name="T15">) </text:span><text:span text:style-name="T20">· </text:span><text:span text:style-name="T23">N</text:span><text:span text:style-name="T10">.</text:span></text:p>
      <text:p text:style-name="P13"><text:span text:style-name="T11">Nel nostro caso effettuando un numero di tentativi </text:span><text:span text:style-name="T12">N </text:span><text:span text:style-name="T11">pari all’ordine di grandezza </text:span><text:span text:style-name="T17">(1 </text:span><text:span text:style-name="T22">− </text:span><text:span text:style-name="T18">1</text:span><text:span text:style-name="T24">/e</text:span><text:span text:style-name="T18">) </text:span><text:span text:style-name="T22">· </text:span><text:span text:style-name="T18">10</text:span><text:span text:style-name="T27">7 <text:s/></text:span><text:span text:style-name="T11">oterremo un numero di chiavi reperite </text:span><text:span text:style-name="T12">sepre </text:span><text:span text:style-name="T11">dell’ordine di </text:span><text:span text:style-name="T17">(1 </text:span><text:span text:style-name="T21">− </text:span><text:span text:style-name="T17">1</text:span><text:span text:style-name="T25">/e</text:span><text:span text:style-name="T17">) </text:span><text:span text:style-name="T21">· </text:span><text:span text:style-name="T17">10</text:span><text:span text:style-name="T28">7 .</text:span></text:p>
      <text:p text:style-name="P12"><text:span text:style-name="T7"/></text:p>
      <text:p text:style-name="P9"><text:span text:style-name="T3"/></text:p>
      <text:p text:style-name="P9"><text:span text:style-name="T3"/></text:p>
      <text:p text:style-name="P9"><text:span text:style-name="T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" svg:font-family="aria"/>
    <style:font-face style:name="LMMathSymbols10-Regular" svg:font-family="LMMathSymbols10-Regular" style:font-family-generic="swiss"/>
    <style:font-face style:name="LMRoman10-Regular1" svg:font-family="LMRoman10-Regular" style:font-family-generic="swiss"/>
    <style:font-face style:name="arial" svg:font-family="arial" style:font-family-generic="swiss"/>
    <style:font-face style:name="LMMathItalic10-Regular" svg:font-family="LMMathItalic10-Regular" style:font-family-generic="roman" style:font-pitch="variable"/>
    <style:font-face style:name="LMMathSymbols10-Regular1" svg:font-family="LMMathSymbols10-Regular" style:font-family-generic="roman" style:font-pitch="variable"/>
    <style:font-face style:name="LMMono10-Regular" svg:font-family="LMMono10-Regular" style:font-family-generic="roman" style:font-pitch="variable"/>
    <style:font-face style:name="LMRoman10-Regular" svg:font-family="LMRoman10-Regular" style:font-family-generic="roman" style:font-pitch="variable"/>
    <style:font-face style:name="LMRoman7-Regular" svg:font-family="LMRoman7-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8T03:04:27.391269082</meta:creation-date>
    <dc:date>2020-05-08T03:25:47.797024997</dc:date>
    <meta:editing-duration>PT21M19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1" meta:paragraph-count="26" meta:word-count="300" meta:character-count="1766" meta:non-whitespace-character-count="1469"/>
  </office:meta>
</office:document-meta>
</file>